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3.24pt"/>
    </style:style>
    <style:style style:name="co2" style:family="table-column">
      <style:table-column-properties fo:break-before="auto" style:column-width="113.24pt"/>
    </style:style>
    <style:style style:name="co3" style:family="table-column">
      <style:table-column-properties fo:break-before="auto" style:column-width="138.76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313.51pt"/>
    </style:style>
    <style:style style:name="co6" style:family="table-column">
      <style:table-column-properties fo:break-before="auto" style:column-width="1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ce5c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cfe2f3" style:rotation-align="non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Przypadek</text:p>
          </table:table-cell>
          <table:table-cell table:style-name="ce1" office:value-type="string" calcext:value-type="string">
            <text:p>Próbka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Opis</text:p>
          </table:table-cell>
          <table:table-cell table:style-name="ce1" office:value-type="string" calcext:value-type="string">
            <text:p>Wektor ograniczeń</text:p>
          </table:table-cell>
          <table:table-cell table:number-columns-repeated="1018"/>
        </table:table-row>
        <table:table-row table:style-name="ro2">
          <table:table-cell table:style-name="ce1" table:number-columns-repeated="4"/>
          <table:table-cell table:style-name="ce1" office:value-type="string" calcext:value-type="string">
            <text:p>jeden dodatkowy róworamienny na potwierdzenie tezy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 o losowej rotacji i wielkości</text:p>
          </table:table-cell>
          <table:table-cell table:style-name="ce2" office:value-type="string" calcext:value-type="string">
            <text:p>"012"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 o losowej rotacji i wielkości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 o losowej rotacji i wielkości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 o losowej rotacji i wielkości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ójkąt równoramien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ójkąt prostokąt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 o losowej rotacji i wielkości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 o losowej rotacji i wielkości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 o losowej rotacji i wielkości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wadrat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łamana otwarta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ójkąt prostokątny o losowej rotacji i stosunku 3/4/5</text:p>
          </table:table-cell>
          <table:table-cell table:style-name="ce3" office:value-type="string" calcext:value-type="string">
            <text:p>"239"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ójkąt prostokątny o losowej rotacji i stosunku 1/2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ójkąt prostokątny o losowej rotacji i stosunku 1/1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ójkąt równoboczny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kwadrat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wadrat <text:s/>z przekątnymi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omb z przekątnymi</text:p>
          </table:table-cell>
          <table:table-cell table:style-name="ce6" table:number-columns-repeated="21"/>
          <table:table-cell table:number-columns-repeated="998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trójkąt prostokątny</text:p>
          </table:table-cell>
          <table:table-cell table:style-name="ce4" office:value-type="string" calcext:value-type="string">
            <text:p>testują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dbicie lustrzane jednego z uczących</text:p>
          </table:table-cell>
          <table:table-cell table:style-name="ce7"/>
          <table:table-cell table:style-name="ce6" office:value-type="string" calcext:value-type="string">
            <text:p>odrzucony ze względu na to że segmentowane ramiona są źle skierowane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rostokąt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mb z jedną przekątną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"29"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ramien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prostokąt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bez cech szczególnych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wadrat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ięciokąt forem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iepowiązane odcinki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ramien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prostokąt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bez cech szczególnych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łamana otwarta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wadrat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wadrat o losowej rotacji i wielkości</text:p>
          </table:table-cell>
          <table:table-cell table:style-name="ce3" office:value-type="string" calcext:value-type="string">
            <text:p>"023478"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wadrat o losowej rotacji i wielkości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wadrat o losowej rotacji i wielkości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wadrat o losowej rotacji i wielkości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rostokąt 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mb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ójkąt prostokątny równoramienny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mek</text:p>
          </table:table-cell>
          <table:table-cell table:style-name="ce6"/>
          <table:table-cell table:style-name="ce6" office:value-type="string" calcext:value-type="string">
            <text:p>poprawione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wadrat <text:s/>z przekątnymi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wadrat o losowej rotacji i wielkości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rostokąt 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mb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stokąt o losowej rotacji i stosunki 1/2</text:p>
          </table:table-cell>
          <table:table-cell table:style-name="ce2" office:value-type="string" calcext:value-type="string">
            <text:p>"023478"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stokąt o losowej rotacji i stosunki 1/3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wadrat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mb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ójkąt prostokąt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stokąt o losowej rotacji i stosunki 1/2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stokąt o losowej rotacji i stosunki 1/3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stokąt o losowej rotacji i stosunki 1/1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omek</text:p>
          </table:table-cell>
          <table:table-cell table:style-name="ce5"/>
          <table:table-cell table:style-name="ce5" office:value-type="string" calcext:value-type="string">
            <text:p>poprawione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mb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ójkąt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mek o podstawie kwadratowej i dachu równobocznym</text:p>
          </table:table-cell>
          <table:table-cell table:style-name="ce3" office:value-type="string" calcext:value-type="string">
            <text:p>"0234789"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mek o podstawie prostokątnej <text:s/>i dachu równobocznym</text:p>
          </table:table-cell>
          <table:table-cell table:style-name="ce6" table:number-columns-repeated="21"/>
          <table:table-cell table:number-columns-repeated="998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domek</text:p>
          </table:table-cell>
          <table:table-cell table:style-name="ce4" office:value-type="string" calcext:value-type="string">
            <text:p>uczą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omek o podstawie kwadratowej i dachu równoramiennym</text:p>
          </table:table-cell>
          <table:table-cell table:style-name="ce6"/>
          <table:table-cell table:style-name="ce6" office:value-type="string" calcext:value-type="string">
            <text:p>usunięte ze względu na nadmiarową ogólność S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domek</text:p>
          </table:table-cell>
          <table:table-cell table:style-name="ce4" office:value-type="string" calcext:value-type="string">
            <text:p>uczą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omek o podstawie prostokątnej <text:s/>i dachu równoramiennym</text:p>
          </table:table-cell>
          <table:table-cell table:style-name="ce6"/>
          <table:table-cell table:style-name="ce6" office:value-type="string" calcext:value-type="string">
            <text:p>usunięte ze względu na nadmiarową ogólność S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omek bez dachu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ach bez podstawy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ójkąt w podstawie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mek z przekątnymi</text:p>
          </table:table-cell>
          <table:table-cell table:style-name="ce6"/>
          <table:table-cell table:style-name="ce6" office:value-type="string" calcext:value-type="string">
            <text:p>poprawione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mek z oknem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wa domki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omek bez dachu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ach bez podstawy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ójkąt w podstawie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dełko 3 ściany</text:p>
          </table:table-cell>
          <table:table-cell table:style-name="ce2" office:value-type="string" calcext:value-type="string">
            <text:p>?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dełko 2 ścia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dełko z drugiej stro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dełko od dołu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udełko front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ostka o trójkątnej podstawi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dełko 3 ścia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dełko 2 ścia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dełko z drugiej stro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wadrat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rostokąt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ójkąt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number-columns-repeated="1023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number-columns-repeated="1023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 style:data-style-name="N2" text:time-value="11:29:03.956790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8-10T11:29:47.793970131</dc:date>
    <meta:editing-duration>PT5M45S</meta:editing-duration>
    <meta:editing-cycles>4</meta:editing-cycles>
    <meta:document-statistic meta:table-count="1" meta:cell-count="447" meta:object-count="0"/>
  </office:meta>
</office:document-meta>
</file>